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Title">
      <style:text-properties style:use-window-font-color="true" loext:opacity="0%" officeooo:rsid="0013ffaa" officeooo:paragraph-rsid="0013ffaa"/>
    </style:style>
    <style:style style:name="P2" style:family="paragraph" style:parent-style-name="Text_20_body">
      <style:text-properties style:use-window-font-color="true" loext:opacity="0%" officeooo:rsid="0013ffaa" officeooo:paragraph-rsid="0013ffaa"/>
    </style:style>
    <style:style style:name="P3" style:family="paragraph" style:parent-style-name="Text_20_body" style:list-style-name="L1">
      <style:text-properties style:use-window-font-color="true" loext:opacity="0%" officeooo:rsid="0013ffaa" officeooo:paragraph-rsid="0013ffaa"/>
    </style:style>
    <style:style style:name="P4" style:family="paragraph" style:parent-style-name="Text_20_body">
      <style:text-properties style:use-window-font-color="true" loext:opacity="0%" officeooo:rsid="0013ffaa" officeooo:paragraph-rsid="0014c890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ct OSUniverse</text:p>
      <text:p text:style-name="P2">The structure of the document is as follows:</text:p>
      <text:list text:style-name="L1">
        <text:list-item>
          <text:p text:style-name="P3">Introduction</text:p>
        </text:list-item>
        <text:list-item>
          <text:p text:style-name="P3">Architecture</text:p>
        </text:list-item>
        <text:list-item>
          <text:p text:style-name="P3">Test results</text:p>
        </text:list-item>
        <text:list-item>
          <text:p text:style-name="P3">Conclusions</text:p>
        </text:list-item>
      </text:list>
      <text:h text:style-name="Heading_20_1" text:outline-level="1">Introduction</text:h>
      <text:p text:style-name="P4">This document introduces OSUniverse. OSUniverse is a benchmark designed for testing the capabilities of GUI-navigating AI Agents on a variety of tasks across web and desktop applications. </text:p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List_20_Contents" style:display-name="List Contents" style:family="paragraph" style:parent-style-name="Standard" style:class="html">
      <style:paragraph-properties fo:margin-left="0.3937in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ackground-color="transparent" style:writing-mode="lr-tb" draw:fill="none" draw:fill-color="#ffff00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fill-color="#ffff00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2-19T11:54:24.283664000</meta:creation-date>
    <dc:date>2025-02-19T12:17:46.552069000</dc:date>
    <meta:editing-duration>PT9M7S</meta:editing-duration>
    <meta:editing-cycles>3</meta:editing-cycles>
    <meta:generator>LibreOffice/25.2.0.3$MacOSX_AARCH64 LibreOffice_project/e1cf4a87eb02d755bce1a01209907ea5ddc8f069</meta:generator>
    <meta:document-statistic meta:table-count="0" meta:image-count="0" meta:object-count="0" meta:page-count="1" meta:paragraph-count="9" meta:word-count="49" meta:character-count="331" meta:non-whitespace-character-count="294"/>
  </office:meta>
</office:document-meta>
</file>